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rhard Stalze</text:p>
      <text:p text:style-name="P1"/>
      <text:p text:style-name="P1"/>
      <text:p text:style-name="P1"/>
      <text:p text:style-name="P1"/>
      <text:p text:style-name="P2">Österreichischer Komponist und Klavierlehrer.</text:p>
      <text:p text:style-name="P2"/>
      <text:p text:style-name="P3"><text:tab/></text:p>
      <text:p text:style-name="P2"/>
      <text:p text:style-name="P3"><text:tab/>1952 als ältester von drei Söhnen in Wien geboren. Ab dem vierzehnten Lebensjahr Klavierunterricht bei Frau Professor Kasimira Kases-Mazurkievicz. </text:p>
      <text:p text:style-name="P2"/>
      <text:p text:style-name="P3"><text:tab/>Nach Abschluss der Berufsausbildung als Zuckerbäcker Klavierstudium am Prayner Konservatorium (Privatkonservatorium mit Öffentlichkeitsrecht in Wien) bei Herrn Professor Ray McIntyre (US amerikanischer Konzertpianist und -cembalist). <text:tab/></text:p>
      <text:p text:style-name="P3">Am 29. Juni 1977 mit der bestandenen Reifeprüfung das Klavierstudium abgeschlossen.</text:p>
      <text:p text:style-name="P2"/>
      <text:p text:style-name="P2"><text:tab/>Danach neben der Tätigkeit als Klavierlehrer autodidaktisches Kompositionstudium. </text:p>
      <text:p text:style-name="P2"/>
      <text:p text:style-name="P2"><text:tab/>Seit 1980 entstehen regelmäßig Kompositionen. Die <text:s/>Kompositionen reichen von Klaviermusik bis Kammermusik mit und ohne Klavier, von Solokonzerten bis Orchesterwerken und vom Lied bis zur Oper.</text:p>
      <text:p text:style-name="P2"/>
      <text:p text:style-name="P2"><text:tab/>1998 Förderungspreis des Theodor-Körner-Fonds für das Werk: „Konzert für Alt-Saxophon und Orchester“. </text:p>
      <text:p text:style-name="P2"/>
      <text:p text:style-name="P2"><text:tab/>Seit der Pensionierung 2018 ist der Klavierunterricht mehr in den Hintergrund getreten getreten zu Gunsten vermehrter Kompositionstätigke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hard  Stalze</meta:initial-creator>
    <meta:creation-date>2022-09-13T10:04:15.37</meta:creation-date>
    <dc:date>2022-09-22T11:05:41.71</dc:date>
    <dc:creator>Gerhard  Stalze</dc:creator>
    <meta:editing-duration>PT54M25S</meta:editing-duration>
    <meta:editing-cycles>2</meta:editing-cycles>
    <meta:generator>OpenOffice/4.1.7$Win32 OpenOffice.org_project/417m1$Build-9800</meta:generator>
    <meta:printed-by>Gerhard  Stalze</meta:printed-by>
    <meta:print-date>2022-09-22T11:04:31.54</meta:print-date>
    <meta:document-statistic meta:table-count="0" meta:image-count="0" meta:object-count="0" meta:page-count="1" meta:paragraph-count="10" meta:word-count="124" meta:character-count="1047"/>
  </office:meta>
</office:document-meta>
</file>